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0pt" officeooo:rsid="0000f836" officeooo:paragraph-rsid="0000f836" style:font-size-asian="10pt" style:font-size-complex="10pt"/>
    </style:style>
    <style:style style:name="P2" style:family="paragraph" style:parent-style-name="Standard">
      <style:paragraph-properties fo:text-align="justify" style:justify-single-word="false"/>
      <style:text-properties style:font-name="Calibri" fo:font-size="10pt" officeooo:rsid="0000fafd" officeooo:paragraph-rsid="0000fafd" style:font-size-asian="10pt" style:font-size-complex="10pt"/>
    </style:style>
    <style:style style:name="P3" style:family="paragraph" style:parent-style-name="Standard">
      <style:paragraph-properties fo:text-align="justify" style:justify-single-word="false"/>
      <style:text-properties style:font-name="Calibri" fo:font-size="10pt" officeooo:rsid="0001bd7f" officeooo:paragraph-rsid="0001bd7f" style:font-size-asian="10pt" style:font-size-complex="10pt"/>
    </style:style>
    <style:style style:name="P4" style:family="paragraph" style:parent-style-name="Standard">
      <style:paragraph-properties fo:text-align="justify" style:justify-single-word="false"/>
      <style:text-properties style:font-name="Calibri" fo:font-size="10pt" officeooo:rsid="0002e3ca" officeooo:paragraph-rsid="0002e3ca" style:font-size-asian="10pt" style:font-size-complex="10pt"/>
    </style:style>
    <style:style style:name="P5" style:family="paragraph" style:parent-style-name="Standard">
      <style:paragraph-properties fo:text-align="justify" style:justify-single-word="false"/>
      <style:text-properties style:font-name="Calibri" fo:font-size="10pt" officeooo:rsid="00133a9e" officeooo:paragraph-rsid="00133a9e" style:font-size-asian="10pt" style:font-size-complex="10pt"/>
    </style:style>
    <style:style style:name="P6" style:family="paragraph" style:parent-style-name="Standard">
      <style:paragraph-properties fo:text-align="justify" style:justify-single-word="false"/>
      <style:text-properties style:font-name="Calibri" fo:font-size="10pt" officeooo:rsid="0004e011" officeooo:paragraph-rsid="0004e011" style:font-size-asian="10pt" style:font-size-complex="10pt"/>
    </style:style>
    <style:style style:name="P7" style:family="paragraph" style:parent-style-name="Standard">
      <style:text-properties style:font-name="Calibri" fo:font-size="10pt" officeooo:rsid="00065731" officeooo:paragraph-rsid="00065731" style:font-size-asian="10pt" style:font-size-complex="10pt"/>
    </style:style>
    <style:style style:name="P8" style:family="paragraph" style:parent-style-name="Standard">
      <style:paragraph-properties fo:text-align="justify" style:justify-single-word="false"/>
      <style:text-properties style:font-name="Calibri" fo:font-size="10pt" officeooo:rsid="00065731" officeooo:paragraph-rsid="00065731" style:font-size-asian="10pt" style:font-size-complex="10pt"/>
    </style:style>
    <style:style style:name="P9" style:family="paragraph" style:parent-style-name="Standard">
      <style:paragraph-properties fo:text-align="justify" style:justify-single-word="false"/>
      <style:text-properties style:font-name="Calibri" fo:font-size="10pt" officeooo:rsid="0013bc20" officeooo:paragraph-rsid="0013bc20" style:font-size-asian="10pt" style:font-size-complex="10pt"/>
    </style:style>
    <style:style style:name="P10" style:family="paragraph" style:parent-style-name="Standard">
      <style:paragraph-properties fo:text-align="justify" style:justify-single-word="false"/>
      <style:text-properties style:font-name="Calibri" fo:font-size="10pt" officeooo:rsid="000c724d" officeooo:paragraph-rsid="000c724d" style:font-size-asian="10pt" style:font-size-complex="10pt"/>
    </style:style>
    <style:style style:name="P11" style:family="paragraph" style:parent-style-name="Standard">
      <style:paragraph-properties fo:text-align="justify" style:justify-single-word="false"/>
      <style:text-properties style:font-name="Calibri" fo:font-size="10pt" officeooo:rsid="001124d5" officeooo:paragraph-rsid="001124d5" style:font-size-asian="10pt" style:font-size-complex="10pt"/>
    </style:style>
    <style:style style:name="P12" style:family="paragraph" style:parent-style-name="Standard">
      <style:paragraph-properties fo:text-align="justify" style:justify-single-word="false"/>
      <style:text-properties style:font-name="Calibri" fo:font-size="10pt" officeooo:rsid="00158be2" officeooo:paragraph-rsid="00158be2" style:font-size-asian="10pt" style:font-size-complex="10pt"/>
    </style:style>
    <style:style style:name="P13" style:family="paragraph" style:parent-style-name="Standard">
      <style:paragraph-properties fo:text-align="justify" style:justify-single-word="false"/>
      <style:text-properties style:font-name="Calibri" fo:font-size="10pt" officeooo:rsid="001240d4" officeooo:paragraph-rsid="001240d4" style:font-size-asian="10pt" style:font-size-complex="10pt"/>
    </style:style>
    <style:style style:name="P14" style:family="paragraph" style:parent-style-name="Standard">
      <style:paragraph-properties fo:text-align="justify" style:justify-single-word="false"/>
      <style:text-properties style:font-name="Calibri" fo:font-size="10pt" officeooo:rsid="0019d40d" officeooo:paragraph-rsid="0019d40d" style:font-size-asian="10pt" style:font-size-complex="10pt"/>
    </style:style>
    <style:style style:name="P15" style:family="paragraph" style:parent-style-name="Standard">
      <style:paragraph-properties fo:text-align="justify" style:justify-single-word="false"/>
      <style:text-properties style:font-name="Calibri" fo:font-size="10pt" officeooo:rsid="001aa9a0" officeooo:paragraph-rsid="001aa9a0" style:font-size-asian="10pt" style:font-size-complex="10pt"/>
    </style:style>
    <style:style style:name="P16" style:family="paragraph" style:parent-style-name="Standard">
      <style:paragraph-properties fo:text-align="justify" style:justify-single-word="false"/>
      <style:text-properties style:font-name="Calibri" fo:font-size="10pt" officeooo:rsid="001d0e58" officeooo:paragraph-rsid="001d0e58" style:font-size-asian="10pt" style:font-size-complex="10pt"/>
    </style:style>
    <style:style style:name="P17" style:family="paragraph" style:parent-style-name="Standard">
      <style:paragraph-properties fo:text-align="justify" style:justify-single-word="false"/>
      <style:text-properties style:font-name="Calibri" fo:font-size="10pt" officeooo:rsid="0020c41c" officeooo:paragraph-rsid="0020c41c" style:font-size-asian="10pt" style:font-size-complex="10pt"/>
    </style:style>
    <style:style style:name="P18" style:family="paragraph" style:parent-style-name="Standard">
      <style:paragraph-properties fo:text-align="justify" style:justify-single-word="false"/>
      <style:text-properties style:font-name="Calibri" fo:font-size="10pt" officeooo:rsid="0021d978" officeooo:paragraph-rsid="0021d978" style:font-size-asian="10pt" style:font-size-complex="10pt"/>
    </style:style>
    <style:style style:name="P19" style:family="paragraph" style:parent-style-name="Standard">
      <style:paragraph-properties fo:text-align="justify" style:justify-single-word="false"/>
      <style:text-properties style:font-name="Calibri" fo:font-size="10pt" officeooo:rsid="00224173" officeooo:paragraph-rsid="00224173" style:font-size-asian="10pt" style:font-size-complex="10pt"/>
    </style:style>
    <style:style style:name="P20" style:family="paragraph" style:parent-style-name="Standard">
      <style:paragraph-properties fo:text-align="justify" style:justify-single-word="false"/>
      <style:text-properties style:font-name="Calibri" fo:font-size="10pt" officeooo:rsid="0023fb43" officeooo:paragraph-rsid="0023fb43" style:font-size-asian="10pt" style:font-size-complex="10pt"/>
    </style:style>
    <style:style style:name="P21" style:family="paragraph" style:parent-style-name="Standard">
      <style:paragraph-properties fo:text-align="justify" style:justify-single-word="false"/>
      <style:text-properties style:font-name="Calibri" fo:font-size="10pt" officeooo:rsid="0026572b" officeooo:paragraph-rsid="0026572b" style:font-size-asian="10pt" style:font-size-complex="10pt"/>
    </style:style>
    <style:style style:name="P22" style:family="paragraph" style:parent-style-name="Standard">
      <style:paragraph-properties fo:text-align="justify" style:justify-single-word="false"/>
      <style:text-properties style:font-name="Calibri" fo:font-size="10pt" officeooo:rsid="0028ddd2" officeooo:paragraph-rsid="0028ddd2" style:font-size-asian="10pt" style:font-size-complex="10pt"/>
    </style:style>
    <style:style style:name="P23" style:family="paragraph" style:parent-style-name="Standard">
      <style:paragraph-properties fo:text-align="justify" style:justify-single-word="false"/>
      <style:text-properties style:font-name="Calibri" fo:font-size="10pt" officeooo:rsid="0029ddeb" officeooo:paragraph-rsid="0029ddeb" style:font-size-asian="10pt" style:font-size-complex="10pt"/>
    </style:style>
    <style:style style:name="P24" style:family="paragraph" style:parent-style-name="Standard">
      <style:paragraph-properties fo:text-align="center" style:justify-single-word="false"/>
      <style:text-properties style:font-name="Calibri" fo:font-size="14pt" fo:font-weight="bold" officeooo:rsid="0000f836" officeooo:paragraph-rsid="0000f836" style:font-size-asian="14pt" style:font-weight-asian="bold" style:font-size-complex="14pt" style:font-weight-complex="bold"/>
    </style:style>
    <style:style style:name="P25" style:family="paragraph" style:parent-style-name="Standard">
      <style:text-properties style:font-name="Calibri" fo:font-size="14pt" officeooo:rsid="0000f836" officeooo:paragraph-rsid="0000f836" style:font-size-asian="14pt" style:font-size-complex="14pt"/>
    </style:style>
    <style:style style:name="P26" style:family="paragraph" style:parent-style-name="Standard">
      <style:text-properties fo:font-size="10pt" officeooo:rsid="00065731" officeooo:paragraph-rsid="00065731" style:font-size-asian="10pt" style:font-size-complex="10pt"/>
    </style:style>
    <style:style style:name="T1" style:family="text">
      <style:text-properties officeooo:rsid="0000fafd"/>
    </style:style>
    <style:style style:name="T2" style:family="text">
      <style:text-properties style:text-position="super 58%"/>
    </style:style>
    <style:style style:name="T3" style:family="text">
      <style:text-properties style:text-position="0% 100%"/>
    </style:style>
    <style:style style:name="T4" style:family="text">
      <style:text-properties officeooo:rsid="000339bc"/>
    </style:style>
    <style:style style:name="T5" style:family="text">
      <style:text-properties officeooo:rsid="00065731"/>
    </style:style>
    <style:style style:name="T6" style:family="text">
      <style:text-properties officeooo:rsid="00075e6d"/>
    </style:style>
    <style:style style:name="T7" style:family="text">
      <style:text-properties officeooo:rsid="000e41b0"/>
    </style:style>
    <style:style style:name="T8" style:family="text">
      <style:text-properties officeooo:rsid="0012f1a7"/>
    </style:style>
    <style:style style:name="T9" style:family="text">
      <style:text-properties officeooo:rsid="00133a9e"/>
    </style:style>
    <style:style style:name="T10" style:family="text">
      <style:text-properties officeooo:rsid="0015e432"/>
    </style:style>
    <style:style style:name="T11" style:family="text">
      <style:text-properties officeooo:rsid="0018a477"/>
    </style:style>
    <style:style style:name="T12" style:family="text">
      <style:text-properties officeooo:rsid="001af149"/>
    </style:style>
    <style:style style:name="T13" style:family="text">
      <style:text-properties officeooo:rsid="001b8f4e"/>
    </style:style>
    <style:style style:name="T14" style:family="text">
      <style:text-properties officeooo:rsid="001dd698"/>
    </style:style>
    <style:style style:name="T15" style:family="text">
      <style:text-properties officeooo:rsid="00270c73"/>
    </style:style>
    <style:style style:name="T16" style:family="text">
      <style:text-properties officeooo:rsid="0028fd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t SIM</text:p>
      <text:p text:style-name="P25"/>
      <text:p text:style-name="P1">aucune entrée. =&gt; cible</text:p>
      <text:p text:style-name="P1"/>
      <text:p text:style-name="P2">définir grille résolution (512 pas mal)</text:p>
      <text:p text:style-name="P1">Première étape : savoir comment déplacer les sommets : créer une texture de bruit.</text:p>
      <text:p text:style-name="P1"/>
      <text:p text:style-name="P1">1ère passe : <text:span text:style-name="T1">dessiner dans un FBO la texture de 512*512 par exemple</text:span></text:p>
      <text:p text:style-name="P3">1<text:span text:style-name="T2">er</text:span> shader : sur chacun des pixels , déterminer une valeur de niveau de gris qui aura l'information de hauteur.</text:p>
      <text:p text:style-name="P4">Bruit de Perlin : permet de générer de textures. Fonction procédurale, prend en compte une coordonne 2D et sort un scalaire. <text:span text:style-name="T4">Cela génère un champ de hauteur avec des valeurs en niveaux de gris. </text:span></text:p>
      <text:p text:style-name="P5">On dessine un QUAD et on envoie deux triangles. <text:span text:style-name="T10">(Taille du viewport différente de la résolution de l'écran lors du rendu width*height)</text:span></text:p>
      <text:p text:style-name="P6">On doit calculer <text:span text:style-name="T9">maintenant </text:span>la normale en chacun des points <text:span text:style-name="T5">puisqu'on a déplacé les sommets.</text:span></text:p>
      <text:p text:style-name="P6"/>
      <text:p text:style-name="P8">2ème passe : <text:span text:style-name="T6">On prend en entrée la texture de champ de hauteur et qui va dessiner dans une autre texture. Le calcul de la normale nous est donné. On va pouvoir créer une normal map (512x512).</text:span></text:p>
      <text:p text:style-name="P9">Pareil ici : deux triangles.</text:p>
      <text:p text:style-name="P8"/>
      <text:p text:style-name="P10">3ème passe : <text:span text:style-name="T7">on dessine ici notre grille. Dans le shader on va avoir besoin des deux textures générées auparavant. Dans le vertex shader, on utilise la tex de hauteur pour déplacer les sommets de la grille et dans le fragment shader, on utilise la tex de normal pour leur assigner la normale modifiée. On calcule donc un rendu (avec ou sans lumières). (Résolution width*height)</text:span></text:p>
      <text:p text:style-name="P10"/>
      <text:p text:style-name="P11">4ème passe : on rend ce qu'on a rendu précédemment dans une texture avec FBO et on fait un post process avec.</text:p>
      <text:p text:style-name="P12">Deux triangles aussi. <text:span text:style-name="T11">(width*height)</text:span></text:p>
      <text:p text:style-name="P11"/>
      <text:p text:style-name="P13">5ème passe : !!! Shadowmap. <text:span text:style-name="T8">(passe un petit peu à part) on rend la même chose qu'à la troisième passe = la grille avec les sommets modifiés depuis le point de vue de la lumière.</text:span></text:p>
      <text:p text:style-name="P13"/>
      <text:p text:style-name="P13"/>
      <text:p text:style-name="P13"/>
      <text:p text:style-name="P14">2VAO : 1 pour un quad, 1 pour la grille</text:p>
      <text:p text:style-name="P14"/>
      <text:p text:style-name="P15">fragment shader : </text:p>
      <text:p text:style-name="P15">-<text:tab/>gnoise calcule du bruit <text:span text:style-name="T12">en reliant les variables aléatoires</text:span></text:p>
      <text:p text:style-name="P15">-<text:tab/>hash renvoie une variable aléatoire</text:p>
      <text:p text:style-name="P15">-<text:tab/><text:span text:style-name="T13">pnoise : persistence définit comment on doit diminuer l'amplitude à chaque fois qu'on génère du bruit ; nboctaves : nb d'additions de bruits différents (+ de détails) =&gt; 10 pas mal.</text:span></text:p>
      <text:p text:style-name="P16">Amplitude modifie l'amplitude globale de notre rendu. <text:span text:style-name="T14">Fréquence : moins de variations.</text:span></text:p>
      <text:p text:style-name="P17">Persistence jamais égale à 1 !!!</text:p>
      <text:p text:style-name="P17"/>
      <text:p text:style-name="P18">On peut très bien faire varier ces paramètres lorsque l'on bouge la caméra, cela modifiera le terrain en même temps que l'on bouge.</text:p>
      <text:p text:style-name="P18"/>
      <text:p text:style-name="P19">On ajoute à la position qu'on obtient dans le vertex shader une contante qui change en fonction du clavier.</text:p>
      <text:p text:style-name="P19"/>
      <text:p text:style-name="P20">Couleurs peuvent varier en fonction de la hauteur de la texture.</text:p>
      <text:p text:style-name="P20"/>
      <text:p text:style-name="P20"/>
      <text:p text:style-name="P21">Compte rendu pdf : screenshots + texte, explications des choix pris. <text:span text:style-name="T15">(plus fourni qu'en TP)</text:span></text:p>
      <text:p text:style-name="P21"/>
      <text:p text:style-name="P22">Date limite : <text:span text:style-name="T16">26 avril =&gt; binôme.</text:span></text:p>
      <text:p text:style-name="P23">Plus d'1/3 de la note finale.</text:p>
      <text:p text:style-name="P15"/>
      <text:p text:style-name="P15"><text:soft-page-break/></text:p>
      <text:p text:style-name="P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12:45.667170953</meta:creation-date>
    <dc:date>2016-04-05T14:43:27.746478930</dc:date>
    <meta:editing-duration>PT28M58S</meta:editing-duration>
    <meta:editing-cycles>46</meta:editing-cycles>
    <meta:generator>LibreOffice/4.2.8.2$Linux_X86_64 LibreOffice_project/420m0$Build-2</meta:generator>
    <meta:document-statistic meta:table-count="0" meta:image-count="0" meta:object-count="0" meta:page-count="2" meta:paragraph-count="28" meta:word-count="458" meta:character-count="2581" meta:non-whitespace-character-count="2149"/>
  </office:meta>
</office:document-meta>
</file>